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3b2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cinta en la recomendacion</text:span></text:p>
      <text:p text:style-name="Standard">- <text:span text:style-name="T1">se oxidan loa platters de un hd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9T17:06:26.404510229</meta:creation-date>
    <dc:date>2025-05-29T17:48:49.028697128</dc:date>
    <meta:editing-duration>PT32M10S</meta:editing-duration>
    <meta:editing-cycles>1</meta:editing-cycles>
    <meta:document-statistic meta:table-count="0" meta:image-count="0" meta:object-count="0" meta:page-count="1" meta:paragraph-count="2" meta:word-count="13" meta:character-count="61" meta:non-whitespace-character-count="50"/>
    <meta:generator>LibreOffice/25.2.3.2$Linux_X86_64 LibreOffice_project/520$Build-2</meta:generator>
  </office:meta>
</office:document-meta>
</file>